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1.871cm" fo:min-width="2.506cm" fo:padding-top="0.017cm" fo:padding-bottom="0.017cm" fo:padding-left="0.017cm" fo:padding-right="0.017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18cm" svg:stroke-color="#000000" draw:marker-start-width="0.227cm" draw:marker-end="Arrowheads_20_1" draw:marker-end-width="0.227cm" draw:fill="none" draw:textarea-vertical-align="middle" draw:auto-grow-height="false" fo:padding-top="0.009cm" fo:padding-bottom="0.009cm" fo:padding-left="0.009cm" fo:padding-right="0.009cm" loext:decorative="false"/>
    </style:style>
    <style:style style:name="gr3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vertical-align="middle" draw:auto-grow-height="false" draw:auto-grow-width="false" fo:min-height="0.3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1.871cm" fo:min-width="2.506cm" fo:padding-top="0.017cm" fo:padding-bottom="0.017cm" fo:padding-left="0.017cm" fo:padding-right="0.017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635cm" fo:min-width="2.54cm" fo:padding-top="0.017cm" fo:padding-bottom="0.017cm" fo:padding-left="0.017cm" fo:padding-right="0.017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vertical-align="middle" draw:auto-grow-height="false" draw:auto-grow-width="false" fo:min-height="1.0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633cm" fo:min-width="2.54cm" fo:padding-top="0.017cm" fo:padding-bottom="0.017cm" fo:padding-left="0.017cm" fo:padding-right="0.017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vertical-align="middle" draw:auto-grow-height="false" draw:auto-grow-width="false" fo:min-height="1.65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objectwithoutfill">
      <style:graphic-properties svg:stroke-width="0.018cm" svg:stroke-color="#000000" draw:marker-start="Arrowheads_20_1" draw:marker-start-width="0.227cm" draw:marker-end-width="0.227cm" draw:fill="none" draw:textarea-vertical-align="middle" draw:auto-grow-height="false" fo:padding-top="0.009cm" fo:padding-bottom="0.009cm" fo:padding-left="0.009cm" fo:padding-right="0.009cm" loext:decorative="false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565cm" fo:min-width="1.517cm" fo:padding-top="0.017cm" fo:padding-bottom="0.017cm" fo:padding-left="0.017cm" fo:padding-right="0.017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vertical-align="middle" draw:auto-grow-height="false" draw:auto-grow-width="false" fo:min-height="0.39cm" fo:padding-top="0cm" fo:padding-bottom="0cm" fo:padding-left="0cm" fo:padding-right="0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objectwithoutfill">
      <style:graphic-properties svg:stroke-width="0.018cm" svg:stroke-color="#000000" draw:marker-start-width="0.227cm" draw:marker-end-width="0.227cm" draw:fill="none" draw:textarea-vertical-align="middle" draw:auto-grow-height="false" fo:padding-top="0.009cm" fo:padding-bottom="0.009cm" fo:padding-left="0.009cm" fo:padding-right="0.009cm" loext:decorative="false"/>
    </style:style>
    <style:style style:name="gr13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center" draw:textarea-vertical-align="middle" draw:auto-grow-height="false" draw:auto-grow-width="false" fo:min-height="0.3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 style:list-style-name="L1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601cm" fo:min-width="1.87cm" fo:padding-top="0.017cm" fo:padding-bottom="0.017cm" fo:padding-left="0.017cm" fo:padding-right="0.017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634cm" fo:min-width="3.175cm" fo:padding-top="0.017cm" fo:padding-bottom="0.017cm" fo:padding-left="0.017cm" fo:padding-right="0.017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top" draw:auto-grow-height="false" fo:min-height="2.858cm" fo:min-width="3.174cm" fo:padding-top="0.017cm" fo:padding-bottom="0.017cm" fo:padding-left="0.017cm" fo:padding-right="0.017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601cm" fo:min-width="2.188cm" fo:padding-top="0.017cm" fo:padding-bottom="0.017cm" fo:padding-left="0.017cm" fo:padding-right="0.017cm" style:writing-mode="lr-tb" loext:decorative="false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top" draw:auto-grow-height="false" fo:min-height="1.905cm" fo:min-width="2.539cm" fo:padding-top="0.017cm" fo:padding-bottom="0.017cm" fo:padding-left="0.017cm" fo:padding-right="0.017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vertical-align="middle" draw:auto-grow-height="false" draw:auto-grow-width="false" fo:min-height="0.38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32cm" fo:min-width="1.904cm" fo:padding-top="0.017cm" fo:padding-bottom="0.017cm" fo:padding-left="0.017cm" fo:padding-right="0.017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315cm" fo:min-width="1.904cm" fo:padding-top="0.017cm" fo:padding-bottom="0.017cm" fo:padding-left="0.017cm" fo:padding-right="0.017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317cm" fo:min-width="1.904cm" fo:padding-top="0.017cm" fo:padding-bottom="0.017cm" fo:padding-left="0.017cm" fo:padding-right="0.017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318cm" fo:min-width="1.904cm" fo:padding-top="0.017cm" fo:padding-bottom="0.017cm" fo:padding-left="0.017cm" fo:padding-right="0.017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0.601cm" fo:min-width="1.869cm" fo:padding-top="0.017cm" fo:padding-bottom="0.017cm" fo:padding-left="0.017cm" fo:padding-right="0.017cm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font-name="Liberation Serif" fo:font-size="6pt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" fo:font-size="6pt"/>
    </style:style>
    <style:style style:name="P3" style:family="paragraph">
      <loext:graphic-properties draw:fill="none"/>
      <style:paragraph-properties fo:text-align="center"/>
      <style:text-properties style:font-name="Liberation Serif" fo:font-size="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Liberation Serif" fo:font-size="6pt"/>
    </style:style>
    <style:style style:name="P6" style:family="paragraph">
      <style:paragraph-properties fo:text-align="center"/>
      <style:text-properties style:font-name="Liberation Serif" fo:font-size="6pt"/>
    </style:style>
    <style:style style:name="P7" style:family="paragraph">
      <loext:graphic-properties draw:fill="none" draw:fill-color="#729fcf"/>
      <style:paragraph-properties fo:text-align="center" style:writing-mode="lr-tb"/>
      <style:text-properties style:font-name="Liberation Serif" fo:font-size="6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6pt"/>
    </style:style>
    <style:style style:name="T3" style:family="text">
      <style:text-properties style:font-name="Liberation Serif" fo:font-size="6pt" fo:font-style="italic" style:font-style-asian="italic" style:font-style-complex="italic"/>
    </style:style>
    <style:style style:name="T4" style:family="text">
      <style:text-properties style:font-name="Liberation Serif" fo:font-size="6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1.905cm" svg:x="4.127cm" svg:y="1.587cm">
          <text:p text:style-name="P1"><text:span text:style-name="T1">Registration page</text:span></text:p>
          <text:p text:style-name="P1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.667cm" svg:y1="1.587cm" svg:x2="16.51cm" svg:y2="1.587cm">
          <text:p/>
        </draw:line>
        <draw:frame draw:style-name="gr3" draw:text-style-name="P5" draw:layer="layout" svg:width="9.843cm" svg:height="0.317cm" svg:x="6.667cm" svg:y="1.27cm">
          <draw:text-box>
            <text:p text:style-name="P4"><text:span text:style-name="T2">Register &amp; authenticate new user account</text:span></text:p>
          </draw:text-box>
        </draw:frame>
        <draw:custom-shape draw:style-name="gr4" draw:text-style-name="P7" draw:layer="layout" svg:width="2.54cm" svg:height="1.905cm" svg:x="4.127cm" svg:y="4.127cm">
          <text:p text:style-name="P6"><text:span text:style-name="T2">Login page</text:span></text:p>
          <text:p text:style-name="P1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.667cm" svg:y1="5.397cm" svg:x2="17.145cm" svg:y2="5.397cm">
          <text:p/>
        </draw:line>
        <draw:frame draw:style-name="gr3" draw:text-style-name="P5" draw:layer="layout" svg:width="9.843cm" svg:height="0.317cm" svg:x="6.667cm" svg:y="5.08cm">
          <draw:text-box>
            <text:p text:style-name="P4"><text:span text:style-name="T2">Verify authentication token</text:span></text:p>
          </draw:text-box>
        </draw:frame>
        <draw:custom-shape draw:style-name="gr5" draw:text-style-name="P7" draw:layer="layout" svg:width="2.54cm" svg:height="0.635cm" svg:x="4.127cm" svg:y="9.525cm">
          <text:p text:style-name="P6"><text:span text:style-name="T2">Dashboard page</text:span></text:p>
          <text:p text:style-name="P1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.667cm" svg:y1="9.525cm" svg:x2="17.145cm" svg:y2="9.525cm">
          <text:p/>
        </draw:line>
        <draw:frame draw:style-name="gr6" draw:text-style-name="P5" draw:layer="layout" svg:width="9.843cm" svg:height="0.635cm" svg:x="6.667cm" svg:y="8.89cm">
          <draw:text-box>
            <text:p text:style-name="P4"><text:span text:style-name="T2">GET /api/dashboard/overview?month=</text:span><text:span text:style-name="T3">YYYY</text:span><text:span text:style-name="T2">-</text:span><text:span text:style-name="T3">MM</text:span><text:span text:style-name="T2">&amp;includeAi=</text:span><text:span text:style-name="T3">BOOLEAN</text:span></text:p>
            <text:p text:style-name="P4"><text:span text:style-name="T4">POST /api/ai/dashboard-insights</text:span></text:p>
          </draw:text-box>
        </draw:frame>
        <draw:custom-shape draw:style-name="gr5" draw:text-style-name="P7" draw:layer="layout" svg:width="2.54cm" svg:height="0.635cm" svg:x="4.127cm" svg:y="14.605cm">
          <text:p text:style-name="P6"><text:span text:style-name="T2">Goals page</text:span></text:p>
          <text:p text:style-name="P1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.667cm" svg:y1="14.605cm" svg:x2="17.145cm" svg:y2="14.605cm">
          <text:p/>
        </draw:line>
        <draw:frame draw:style-name="gr3" draw:text-style-name="P5" draw:layer="layout" svg:width="9.843cm" svg:height="0.39cm" svg:x="6.667cm" svg:y="14.215cm">
          <draw:text-box>
            <text:p text:style-name="P4"><text:span text:style-name="T2">Read/write goals</text:span></text:p>
          </draw:text-box>
        </draw:frame>
        <draw:custom-shape draw:style-name="gr7" draw:text-style-name="P7" draw:layer="layout" svg:width="2.54cm" svg:height="0.633cm" svg:x="4.127cm" svg:y="13.337cm">
          <text:p text:style-name="P6"><text:span text:style-name="T2">Expenses management page</text:span></text:p>
          <text:p text:style-name="P1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9.843cm" svg:height="1.27cm" svg:x="6.667cm" svg:y="12.065cm">
          <draw:text-box>
            <text:p text:style-name="P4"><text:span text:style-name="T4">GET /api/expenses?month=</text:span><text:span text:style-name="T3">YYYY</text:span><text:span text:style-name="T4">-</text:span><text:span text:style-name="T3">MM</text:span></text:p>
            <text:p text:style-name="P4"><text:span text:style-name="T4">POST /api/expenses</text:span></text:p>
            <text:p text:style-name="P4"><text:span text:style-name="T4">PUT /api/expenses/</text:span><text:span text:style-name="T3">expenseId</text:span></text:p>
            <text:p text:style-name="P4"><text:span text:style-name="T4">DELETE /api/expenses/</text:span><text:span text:style-name="T3">expenseId</text:span></text:p>
          </draw:text-box>
        </draw:frame>
        <draw:line draw:style-name="gr2" draw:text-style-name="P3" draw:layer="layout" svg:x1="6.667cm" svg:y1="13.335cm" svg:x2="17.145cm" svg:y2="13.335cm">
          <text:p/>
        </draw:line>
        <draw:custom-shape draw:style-name="gr5" draw:text-style-name="P7" draw:layer="layout" svg:width="2.54cm" svg:height="0.635cm" svg:x="4.127cm" svg:y="15.875cm">
          <text:p text:style-name="P6"><text:span text:style-name="T2">Insights/forecast page</text:span></text:p>
          <text:p text:style-name="P1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.667cm" svg:y1="15.875cm" svg:x2="17.145cm" svg:y2="15.875cm">
          <text:p/>
        </draw:line>
        <draw:frame draw:style-name="gr3" draw:text-style-name="P5" draw:layer="layout" svg:width="9.843cm" svg:height="0.317cm" svg:x="6.667cm" svg:y="15.558cm">
          <draw:text-box>
            <text:p text:style-name="P4"><text:span text:style-name="T2">Request “insights” from LLM</text:span></text:p>
          </draw:text-box>
        </draw:frame>
        <draw:custom-shape draw:style-name="gr5" draw:text-style-name="P7" draw:layer="layout" svg:width="2.54cm" svg:height="0.635cm" svg:x="4.127cm" svg:y="11.112cm">
          <text:p text:style-name="P6"><text:span text:style-name="T2">Budgets page</text:span></text:p>
          <text:p text:style-name="P1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9.843cm" svg:height="0.635cm" svg:x="6.667cm" svg:y="10.477cm">
          <draw:text-box>
            <text:p text:style-name="P4"><text:span text:style-name="T4">GET /api/budgets?month=</text:span><text:span text:style-name="T3">YYYY</text:span><text:span text:style-name="T4">-</text:span><text:span text:style-name="T3">MM</text:span></text:p>
            <text:p text:style-name="P8"><text:span text:style-name="T1">PUT </text:span><text:span text:style-name="T4">/api/budgets?month=</text:span><text:span text:style-name="T3">YYYY</text:span><text:span text:style-name="T4">-</text:span><text:span text:style-name="T3">MM</text:span></text:p>
          </draw:text-box>
        </draw:frame>
        <draw:line draw:style-name="gr2" draw:text-style-name="P3" draw:layer="layout" svg:x1="6.667cm" svg:y1="11.112cm" svg:x2="17.145cm" svg:y2="11.112cm">
          <text:p/>
        </draw:line>
        <draw:line draw:style-name="gr9" draw:text-style-name="P3" draw:layer="layout" svg:x1="6.668cm" svg:y1="2.222cm" svg:x2="16.827cm" svg:y2="2.222cm">
          <text:p/>
        </draw:line>
        <draw:frame draw:style-name="gr3" draw:text-style-name="P5" draw:layer="layout" svg:width="9.843cm" svg:height="0.317cm" svg:x="6.667cm" svg:y="1.905cm">
          <draw:text-box>
            <text:p text:style-name="P4"><text:span text:style-name="T2">Authentication token</text:span></text:p>
          </draw:text-box>
        </draw:frame>
        <draw:line draw:style-name="gr9" draw:text-style-name="P3" draw:layer="layout" svg:x1="6.668cm" svg:y1="6.032cm" svg:x2="17.462cm" svg:y2="6.032cm">
          <text:p/>
        </draw:line>
        <draw:frame draw:style-name="gr3" draw:text-style-name="P5" draw:layer="layout" svg:width="9.843cm" svg:height="0.39cm" svg:x="6.667cm" svg:y="5.642cm">
          <draw:text-box>
            <text:p text:style-name="P4"><text:span text:style-name="T2">Verification status</text:span></text:p>
          </draw:text-box>
        </draw:frame>
        <draw:line draw:style-name="gr9" draw:text-style-name="P3" draw:layer="layout" svg:x1="6.668cm" svg:y1="10.16cm" svg:x2="17.462cm" svg:y2="10.16cm">
          <text:p/>
        </draw:line>
        <draw:frame draw:style-name="gr3" draw:text-style-name="P5" draw:layer="layout" svg:width="9.524cm" svg:height="0.318cm" svg:x="6.985cm" svg:y="9.842cm">
          <draw:text-box>
            <text:p text:style-name="P4"><text:span text:style-name="T2">Month </text:span><text:span text:style-name="T3">YYYY</text:span><text:span text:style-name="T2">-</text:span><text:span text:style-name="T3">MM</text:span><text:span text:style-name="T4">’s</text:span><text:span text:style-name="T2"> updated per-category &amp; total budgets/expenses; “insights” from LLM if includeAi is true</text:span></text:p>
          </draw:text-box>
        </draw:frame>
        <draw:line draw:style-name="gr9" draw:text-style-name="P3" draw:layer="layout" svg:x1="6.668cm" svg:y1="15.24cm" svg:x2="17.462cm" svg:y2="15.24cm">
          <text:p/>
        </draw:line>
        <draw:frame draw:style-name="gr3" draw:text-style-name="P5" draw:layer="layout" svg:width="9.843cm" svg:height="0.318cm" svg:x="6.667cm" svg:y="14.922cm">
          <draw:text-box>
            <text:p text:style-name="P4"><text:span text:style-name="T2">Updated goals</text:span></text:p>
          </draw:text-box>
        </draw:frame>
        <draw:line draw:style-name="gr9" draw:text-style-name="P3" draw:layer="layout" svg:x1="6.667cm" svg:y1="13.97cm" svg:x2="17.462cm" svg:y2="13.97cm">
          <text:p/>
        </draw:line>
        <draw:frame draw:style-name="gr3" draw:text-style-name="P5" draw:layer="layout" svg:width="10.16cm" svg:height="0.318cm" svg:x="6.667cm" svg:y="13.652cm">
          <draw:text-box>
            <text:p text:style-name="P4"><text:span text:style-name="T2">Month </text:span><text:span text:style-name="T3">YYYY</text:span><text:span text:style-name="T2">-</text:span><text:span text:style-name="T3">MM</text:span><text:span text:style-name="T2">’s updated expenses</text:span></text:p>
          </draw:text-box>
        </draw:frame>
        <draw:line draw:style-name="gr9" draw:text-style-name="P3" draw:layer="layout" svg:x1="6.668cm" svg:y1="16.51cm" svg:x2="17.462cm" svg:y2="16.51cm">
          <text:p/>
        </draw:line>
        <draw:frame draw:style-name="gr3" draw:text-style-name="P5" draw:layer="layout" svg:width="9.843cm" svg:height="0.317cm" svg:x="6.667cm" svg:y="16.193cm">
          <draw:text-box>
            <text:p text:style-name="P4"><text:span text:style-name="T2">“Insights” from LLM</text:span></text:p>
          </draw:text-box>
        </draw:frame>
        <draw:line draw:style-name="gr9" draw:text-style-name="P3" draw:layer="layout" svg:x1="6.668cm" svg:y1="11.747cm" svg:x2="17.462cm" svg:y2="11.747cm">
          <text:p/>
        </draw:line>
        <draw:frame draw:style-name="gr3" draw:text-style-name="P5" draw:layer="layout" svg:width="9.843cm" svg:height="0.39cm" svg:x="6.667cm" svg:y="11.357cm">
          <draw:text-box>
            <text:p text:style-name="P4"><text:span text:style-name="T2">Month </text:span><text:span text:style-name="T3">YYYY</text:span><text:span text:style-name="T2">-</text:span><text:span text:style-name="T3">MM</text:span><text:span text:style-name="T2">’s updated budgets</text:span></text:p>
          </draw:text-box>
        </draw:frame>
        <draw:custom-shape draw:style-name="gr4" draw:text-style-name="P7" draw:layer="layout" svg:width="2.54cm" svg:height="1.905cm" svg:x="4.127cm" svg:y="6.667cm">
          <text:p text:style-name="P6"><text:span text:style-name="T2">Profile page</text:span></text:p>
          <text:p text:style-name="P1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.667cm" svg:y1="7.937cm" svg:x2="17.145cm" svg:y2="7.937cm">
          <text:p/>
        </draw:line>
        <draw:frame draw:style-name="gr3" draw:text-style-name="P5" draw:layer="layout" svg:width="9.843cm" svg:height="0.318cm" svg:x="6.667cm" svg:y="7.619cm">
          <draw:text-box>
            <text:p text:style-name="P4"><text:span text:style-name="T2">Read/write profile information</text:span></text:p>
          </draw:text-box>
        </draw:frame>
        <draw:line draw:style-name="gr9" draw:text-style-name="P3" draw:layer="layout" svg:x1="6.668cm" svg:y1="8.572cm" svg:x2="17.462cm" svg:y2="8.572cm">
          <text:p/>
        </draw:line>
        <draw:frame draw:style-name="gr3" draw:text-style-name="P5" draw:layer="layout" svg:width="9.525cm" svg:height="0.317cm" svg:x="6.667cm" svg:y="8.255cm">
          <draw:text-box>
            <text:p text:style-name="P4"><text:span text:style-name="T2">Updated profile information</text:span></text:p>
          </draw:text-box>
        </draw:frame>
        <draw:custom-shape draw:style-name="gr10" draw:text-style-name="P7" draw:layer="layout" svg:width="1.587cm" svg:height="0.635cm" svg:x="0.635cm" svg:y="1.587cm">
          <text:p text:style-name="P6"><text:span text:style-name="T2">Navigation bar</text:span></text:p>
          <text:p text:style-name="P6"><text:span text:style-name="T2">(Figma &amp; 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0.952cm" svg:height="0.317cm" svg:x="2.223cm" svg:y="1.27cm">
          <draw:text-box>
            <text:p text:style-name="P4"><text:span text:style-name="T2">Links to</text:span></text:p>
          </draw:text-box>
        </draw:frame>
        <draw:line draw:style-name="gr2" draw:text-style-name="P3" draw:layer="layout" svg:x1="2.222cm" svg:y1="1.589cm" svg:x2="3.492cm" svg:y2="1.587cm">
          <text:p/>
        </draw:line>
        <draw:line draw:style-name="gr9" draw:text-style-name="P3" draw:layer="layout" svg:x1="2.222cm" svg:y1="2.222cm" svg:x2="3.81cm" svg:y2="2.222cm">
          <text:p/>
        </draw:line>
        <draw:frame draw:style-name="gr3" draw:text-style-name="P5" draw:layer="layout" svg:width="0.953cm" svg:height="0.317cm" svg:x="2.539cm" svg:y="1.905cm">
          <draw:text-box>
            <text:p text:style-name="P4"><text:span text:style-name="T2">Includes</text:span></text:p>
          </draw:text-box>
        </draw:frame>
        <draw:line draw:style-name="gr2" draw:text-style-name="P3" draw:layer="layout" svg:x1="3.492cm" svg:y1="1.587cm" svg:x2="4.127cm" svg:y2="1.587cm">
          <text:p/>
        </draw:line>
        <draw:line draw:style-name="gr2" draw:text-style-name="P3" draw:layer="layout" svg:x1="3.492cm" svg:y1="4.127cm" svg:x2="4.127cm" svg:y2="4.127cm">
          <text:p/>
        </draw:line>
        <draw:line draw:style-name="gr2" draw:text-style-name="P3" draw:layer="layout" svg:x1="3.492cm" svg:y1="6.667cm" svg:x2="4.127cm" svg:y2="6.667cm">
          <text:p/>
        </draw:line>
        <draw:line draw:style-name="gr2" draw:text-style-name="P3" draw:layer="layout" svg:x1="3.492cm" svg:y1="9.525cm" svg:x2="4.127cm" svg:y2="9.525cm">
          <text:p/>
        </draw:line>
        <draw:line draw:style-name="gr2" draw:text-style-name="P3" draw:layer="layout" svg:x1="3.492cm" svg:y1="11.112cm" svg:x2="4.127cm" svg:y2="11.112cm">
          <text:p/>
        </draw:line>
        <draw:line draw:style-name="gr2" draw:text-style-name="P3" draw:layer="layout" svg:x1="3.492cm" svg:y1="13.335cm" svg:x2="4.127cm" svg:y2="13.335cm">
          <text:p/>
        </draw:line>
        <draw:line draw:style-name="gr2" draw:text-style-name="P3" draw:layer="layout" svg:x1="3.492cm" svg:y1="14.605cm" svg:x2="4.127cm" svg:y2="14.605cm">
          <text:p/>
        </draw:line>
        <draw:line draw:style-name="gr2" draw:text-style-name="P3" draw:layer="layout" svg:x1="3.492cm" svg:y1="15.875cm" svg:x2="4.127cm" svg:y2="15.875cm">
          <text:p/>
        </draw:line>
        <draw:line draw:style-name="gr12" draw:text-style-name="P3" draw:layer="layout" svg:x1="3.492cm" svg:y1="1.587cm" svg:x2="3.492cm" svg:y2="15.875cm">
          <text:p/>
        </draw:line>
        <draw:line draw:style-name="gr9" draw:text-style-name="P3" draw:layer="layout" svg:x1="3.81cm" svg:y1="2.222cm" svg:x2="4.127cm" svg:y2="2.222cm">
          <text:p/>
        </draw:line>
        <draw:line draw:style-name="gr9" draw:text-style-name="P3" draw:layer="layout" svg:x1="3.81cm" svg:y1="4.762cm" svg:x2="4.127cm" svg:y2="4.762cm">
          <text:p/>
        </draw:line>
        <draw:line draw:style-name="gr9" draw:text-style-name="P3" draw:layer="layout" svg:x1="3.81cm" svg:y1="7.302cm" svg:x2="4.127cm" svg:y2="7.302cm">
          <text:p/>
        </draw:line>
        <draw:line draw:style-name="gr9" draw:text-style-name="P3" draw:layer="layout" svg:x1="3.81cm" svg:y1="10.16cm" svg:x2="4.127cm" svg:y2="10.16cm">
          <text:p/>
        </draw:line>
        <draw:line draw:style-name="gr9" draw:text-style-name="P3" draw:layer="layout" svg:x1="3.81cm" svg:y1="11.747cm" svg:x2="4.127cm" svg:y2="11.747cm">
          <text:p/>
        </draw:line>
        <draw:line draw:style-name="gr9" draw:text-style-name="P3" draw:layer="layout" svg:x1="3.81cm" svg:y1="13.97cm" svg:x2="4.127cm" svg:y2="13.97cm">
          <text:p/>
        </draw:line>
        <draw:line draw:style-name="gr9" draw:text-style-name="P3" draw:layer="layout" svg:x1="3.81cm" svg:y1="15.24cm" svg:x2="4.127cm" svg:y2="15.24cm">
          <text:p/>
        </draw:line>
        <draw:line draw:style-name="gr9" draw:text-style-name="P3" draw:layer="layout" svg:x1="3.81cm" svg:y1="16.51cm" svg:x2="4.127cm" svg:y2="16.51cm">
          <text:p/>
        </draw:line>
        <draw:line draw:style-name="gr12" draw:text-style-name="P3" draw:layer="layout" svg:x1="3.81cm" svg:y1="2.222cm" svg:x2="3.81cm" svg:y2="16.51cm">
          <text:p/>
        </draw:line>
        <draw:line draw:style-name="gr12" draw:text-style-name="P3" draw:layer="layout" svg:x1="17.145cm" svg:y1="2.857cm" svg:x2="17.145cm" svg:y2="15.875cm">
          <text:p/>
        </draw:line>
        <draw:line draw:style-name="gr12" draw:text-style-name="P3" draw:layer="layout" svg:x1="17.462cm" svg:y1="3.492cm" svg:x2="17.462cm" svg:y2="16.51cm">
          <text:p/>
        </draw:line>
        <draw:line draw:style-name="gr12" draw:text-style-name="P3" draw:layer="layout" svg:x1="0.635cm" svg:y1="0.953cm" svg:x2="6.667cm" svg:y2="0.953cm">
          <text:p/>
        </draw:line>
        <draw:frame draw:style-name="gr13" draw:text-style-name="P5" draw:layer="layout" svg:width="6.032cm" svg:height="0.318cm" svg:x="0.635cm" svg:y="0.635cm">
          <draw:text-box>
            <text:p text:style-name="P4"><text:span text:style-name="T2">Front End</text:span></text:p>
          </draw:text-box>
        </draw:frame>
        <draw:custom-shape draw:style-name="gr14" draw:text-style-name="P2" draw:layer="layout" svg:width="1.904cm" svg:height="0.635cm" svg:x="20.003cm" svg:y="2.857cm">
          <text:p text:style-name="P1"><text:span text:style-name="T1">Request handler</text:span></text:p>
          <text:p text:style-name="P1"><text:span text:style-name="T2">(Next.j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3.175cm" svg:height="0.634cm" svg:x="26.035cm" svg:y="6.034cm">
          <text:p text:style-name="P1"><text:span text:style-name="T1">LLM</text:span></text:p>
          <text:p text:style-name="P1"><text:span text:style-name="T2">(TB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3.174cm" svg:height="2.858cm" svg:x="26.036cm" svg:y="2.858cm">
          <text:p text:style-name="P1"><text:span text:style-name="T1">Database</text:span></text:p>
          <text:p text:style-name="P1"><text:span text:style-name="T2">(PostgreSQ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2.222cm" svg:height="0.635cm" svg:x="30.798cm" svg:y="6.033cm">
          <text:p text:style-name="P1"><text:span text:style-name="T1">Personal-finance data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2.539cm" svg:height="1.905cm" svg:x="26.353cm" svg:y="3.493cm">
          <text:p text:style-name="P6"><text:span text:style-name="T2">For each user ac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17.463cm" svg:y1="3.492cm" svg:x2="20.002cm" svg:y2="3.492cm">
          <text:p/>
        </draw:line>
        <draw:frame draw:style-name="gr3" draw:text-style-name="P5" draw:layer="layout" svg:width="2.222cm" svg:height="0.317cm" svg:x="17.78cm" svg:y="3.175cm">
          <draw:text-box>
            <text:p text:style-name="P4"><text:span text:style-name="T2">JSON-encoded response</text:span></text:p>
          </draw:text-box>
        </draw:frame>
        <draw:line draw:style-name="gr2" draw:text-style-name="P3" draw:layer="layout" svg:x1="17.145cm" svg:y1="2.857cm" svg:x2="20.002cm" svg:y2="2.857cm">
          <text:p/>
        </draw:line>
        <draw:frame draw:style-name="gr3" draw:text-style-name="P5" draw:layer="layout" svg:width="2.222cm" svg:height="0.318cm" svg:x="17.78cm" svg:y="2.539cm">
          <draw:text-box>
            <text:p text:style-name="P4"><text:span text:style-name="T2">Request</text:span></text:p>
          </draw:text-box>
        </draw:frame>
        <draw:frame draw:style-name="gr3" draw:text-style-name="P5" draw:layer="layout" svg:width="3.492cm" svg:height="0.318cm" svg:x="22.542cm" svg:y="2.54cm">
          <draw:text-box>
            <text:p text:style-name="P4"><text:span text:style-name="T2">Query</text:span></text:p>
          </draw:text-box>
        </draw:frame>
        <draw:line draw:style-name="gr2" draw:text-style-name="P3" draw:layer="layout" svg:x1="22.224cm" svg:y1="2.858cm" svg:x2="26.034cm" svg:y2="2.858cm">
          <text:p/>
        </draw:line>
        <draw:line draw:style-name="gr9" draw:text-style-name="P3" draw:layer="layout" svg:x1="22.542cm" svg:y1="3.493cm" svg:x2="26.034cm" svg:y2="3.493cm">
          <text:p/>
        </draw:line>
        <draw:frame draw:style-name="gr3" draw:text-style-name="P5" draw:layer="layout" svg:width="3.492cm" svg:height="0.317cm" svg:x="22.542cm" svg:y="3.176cm">
          <draw:text-box>
            <text:p text:style-name="P4"><text:span text:style-name="T2">Result of query</text:span></text:p>
          </draw:text-box>
        </draw:frame>
        <draw:line draw:style-name="gr2" draw:text-style-name="P3" draw:layer="layout" svg:x1="22.225cm" svg:y1="6.033cm" svg:x2="26.034cm" svg:y2="6.033cm">
          <text:p/>
        </draw:line>
        <draw:frame draw:style-name="gr19" draw:text-style-name="P5" draw:layer="layout" svg:width="3.492cm" svg:height="0.317cm" svg:x="22.542cm" svg:y="5.716cm">
          <draw:text-box>
            <text:p text:style-name="P4"><text:span text:style-name="T2">Request “insights” via OpenAI API</text:span></text:p>
          </draw:text-box>
        </draw:frame>
        <draw:line draw:style-name="gr9" draw:text-style-name="P3" draw:layer="layout" svg:x1="22.542cm" svg:y1="6.668cm" svg:x2="26.034cm" svg:y2="6.668cm">
          <text:p/>
        </draw:line>
        <draw:frame draw:style-name="gr3" draw:text-style-name="P5" draw:layer="layout" svg:width="3.492cm" svg:height="0.318cm" svg:x="22.542cm" svg:y="6.35cm">
          <draw:text-box>
            <text:p text:style-name="P4"><text:span text:style-name="T2">“Insights” via OpenAI API</text:span></text:p>
          </draw:text-box>
        </draw:frame>
        <draw:line draw:style-name="gr12" draw:text-style-name="P3" draw:layer="layout" svg:x1="22.542cm" svg:y1="6.668cm" svg:x2="22.542cm" svg:y2="3.493cm">
          <text:p/>
        </draw:line>
        <draw:line draw:style-name="gr12" draw:text-style-name="P3" draw:layer="layout" svg:x1="22.224cm" svg:y1="6.033cm" svg:x2="22.224cm" svg:y2="2.858cm">
          <text:p/>
        </draw:line>
        <draw:line draw:style-name="gr9" draw:text-style-name="P3" draw:layer="layout" svg:x1="21.907cm" svg:y1="3.493cm" svg:x2="22.542cm" svg:y2="3.493cm">
          <text:p/>
        </draw:line>
        <draw:line draw:style-name="gr2" draw:text-style-name="P3" draw:layer="layout" svg:x1="21.907cm" svg:y1="2.858cm" svg:x2="22.225cm" svg:y2="2.858cm">
          <text:p/>
        </draw:line>
        <draw:line draw:style-name="gr2" draw:text-style-name="P3" draw:layer="layout" svg:x1="29.21cm" svg:y1="6.35cm" svg:x2="30.798cm" svg:y2="6.35cm">
          <text:p/>
        </draw:line>
        <draw:frame draw:style-name="gr3" draw:text-style-name="P5" draw:layer="layout" svg:width="1.27cm" svg:height="0.318cm" svg:x="29.21cm" svg:y="6.033cm">
          <draw:text-box>
            <text:p text:style-name="P4"><text:span text:style-name="T2">Trained upon</text:span></text:p>
          </draw:text-box>
        </draw:frame>
        <draw:line draw:style-name="gr12" draw:text-style-name="P3" draw:layer="layout" svg:x1="20.002cm" svg:y1="0.953cm" svg:x2="33.02cm" svg:y2="0.954cm">
          <text:p/>
        </draw:line>
        <draw:frame draw:style-name="gr13" draw:text-style-name="P5" draw:layer="layout" svg:width="13.018cm" svg:height="0.318cm" svg:x="20.002cm" svg:y="0.635cm">
          <draw:text-box>
            <text:p text:style-name="P4"><text:span text:style-name="T2">Back End</text:span></text:p>
          </draw:text-box>
        </draw:frame>
        <draw:custom-shape draw:style-name="gr20" draw:text-style-name="P7" draw:layer="layout" svg:width="1.904cm" svg:height="0.32cm" svg:x="26.671cm" svg:y="3.811cm">
          <text:p text:style-name="P6"><text:span text:style-name="T2">Profile in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draw:layer="layout" svg:width="1.904cm" svg:height="0.315cm" svg:x="26.671cm" svg:y="4.131cm">
          <text:p text:style-name="P6"><text:span text:style-name="T2">Budg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7" draw:layer="layout" svg:width="1.904cm" svg:height="0.317cm" svg:x="26.67cm" svg:y="4.446cm">
          <text:p text:style-name="P6"><text:span text:style-name="T2">Exp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layout" svg:width="1.904cm" svg:height="0.318cm" svg:x="26.67cm" svg:y="4.763cm">
          <text:p text:style-name="P6"><text:span text:style-name="T2">Go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1.903cm" svg:height="0.635cm" svg:x="20.004cm" svg:y="1.587cm">
          <text:p text:style-name="P1"><text:span text:style-name="T1">Authentication server</text:span></text:p>
          <text:p text:style-name="P1"><text:span text:style-name="T2">(TB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.667cm" svg:y1="2.856cm" svg:x2="17.145cm" svg:y2="2.857cm">
          <text:p/>
        </draw:line>
        <draw:frame draw:style-name="gr3" draw:text-style-name="P5" draw:layer="layout" svg:width="9.843cm" svg:height="0.317cm" svg:x="6.667cm" svg:y="2.539cm">
          <draw:text-box>
            <text:p text:style-name="P4"><text:span text:style-name="T2">Verify authentication token</text:span></text:p>
          </draw:text-box>
        </draw:frame>
        <draw:line draw:style-name="gr9" draw:text-style-name="P3" draw:layer="layout" svg:x1="6.668cm" svg:y1="3.491cm" svg:x2="17.462cm" svg:y2="3.492cm">
          <text:p/>
        </draw:line>
        <draw:frame draw:style-name="gr3" draw:text-style-name="P5" draw:layer="layout" svg:width="9.843cm" svg:height="0.317cm" svg:x="6.667cm" svg:y="3.174cm">
          <draw:text-box>
            <text:p text:style-name="P4"><text:span text:style-name="T2">Verification status</text:span></text:p>
          </draw:text-box>
        </draw:frame>
        <draw:line draw:style-name="gr2" draw:text-style-name="P3" draw:layer="layout" svg:x1="6.667cm" svg:y1="4.127cm" svg:x2="16.51cm" svg:y2="4.127cm">
          <text:p/>
        </draw:line>
        <draw:frame draw:style-name="gr3" draw:text-style-name="P5" draw:layer="layout" svg:width="9.843cm" svg:height="0.317cm" svg:x="6.667cm" svg:y="3.81cm">
          <draw:text-box>
            <text:p text:style-name="P4"><text:span text:style-name="T2">Register &amp; authenticate new user account</text:span></text:p>
          </draw:text-box>
        </draw:frame>
        <draw:line draw:style-name="gr9" draw:text-style-name="P3" draw:layer="layout" svg:x1="6.668cm" svg:y1="4.762cm" svg:x2="16.827cm" svg:y2="4.762cm">
          <text:p/>
        </draw:line>
        <draw:frame draw:style-name="gr3" draw:text-style-name="P5" draw:layer="layout" svg:width="9.843cm" svg:height="0.317cm" svg:x="6.667cm" svg:y="4.445cm">
          <draw:text-box>
            <text:p text:style-name="P4"><text:span text:style-name="T2">Authentication token</text:span></text:p>
          </draw:text-box>
        </draw:frame>
        <draw:line draw:style-name="gr2" draw:text-style-name="P3" draw:layer="layout" svg:x1="6.667cm" svg:y1="6.667cm" svg:x2="16.51cm" svg:y2="6.667cm">
          <text:p/>
        </draw:line>
        <draw:frame draw:style-name="gr3" draw:text-style-name="P5" draw:layer="layout" svg:width="9.843cm" svg:height="0.318cm" svg:x="6.667cm" svg:y="6.349cm">
          <draw:text-box>
            <text:p text:style-name="P4"><text:span text:style-name="T2">Update authentication information</text:span></text:p>
          </draw:text-box>
        </draw:frame>
        <draw:line draw:style-name="gr9" draw:text-style-name="P3" draw:layer="layout" svg:x1="6.667cm" svg:y1="7.302cm" svg:x2="16.826cm" svg:y2="7.302cm">
          <text:p/>
        </draw:line>
        <draw:frame draw:style-name="gr3" draw:text-style-name="P5" draw:layer="layout" svg:width="9.525cm" svg:height="0.317cm" svg:x="6.667cm" svg:y="6.985cm">
          <draw:text-box>
            <text:p text:style-name="P4"><text:span text:style-name="T2">Authentication update status</text:span></text:p>
          </draw:text-box>
        </draw:frame>
        <draw:line draw:style-name="gr12" draw:text-style-name="P3" draw:layer="layout" svg:x1="16.827cm" svg:y1="2.222cm" svg:x2="16.827cm" svg:y2="7.302cm">
          <text:p/>
        </draw:line>
        <draw:line draw:style-name="gr12" draw:text-style-name="P3" draw:layer="layout" svg:x1="16.51cm" svg:y1="1.587cm" svg:x2="16.51cm" svg:y2="6.667cm">
          <text:p/>
        </draw:line>
        <draw:line draw:style-name="gr2" draw:text-style-name="P3" draw:layer="layout" svg:x1="16.51cm" svg:y1="1.587cm" svg:x2="20.002cm" svg:y2="1.587cm">
          <text:p/>
        </draw:line>
        <draw:line draw:style-name="gr9" draw:text-style-name="P3" draw:layer="layout" svg:x1="16.827cm" svg:y1="2.222cm" svg:x2="20.002cm" svg:y2="2.22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33.655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nathan Gruber</meta:initial-creator>
    <meta:creation-date>2026-02-21T14:49:01.891506721</meta:creation-date>
    <dc:date>2026-02-27T13:20:37.479954174</dc:date>
    <dc:creator>Jonathan Gruber</dc:creator>
    <meta:editing-duration>PT2H22M6S</meta:editing-duration>
    <meta:editing-cycles>45</meta:editing-cycles>
    <meta:generator>LibreOffice/26.2.1.2$Linux_X86_64 LibreOffice_project/620$Build-2</meta:generator>
    <meta:print-date>2026-02-21T22:38:55.584760545</meta:print-date>
    <meta:printed-by>PDF files: Jonathan Gruber</meta:printed-by>
    <meta:document-statistic meta:object-count="113"/>
  </office:meta>
</office:document-meta>
</file>